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8f8f8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3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size="72pt" fo:font-style="normal" fo:font-weight="bold" style:font-size-asian="72pt" style:font-size-complex="72pt"/>
    </style:style>
    <style:style style:name="P3" style:family="paragraph">
      <style:paragraph-properties fo:text-align="center"/>
      <style:text-properties fo:color="#122b3b" fo:font-size="10pt" fo:font-style="normal" fo:font-weight="bold" style:font-size-asian="10pt" style:font-size-complex="10pt"/>
    </style:style>
    <style:style style:name="T1" style:family="text">
      <style:text-properties fo:color="#333333" fo:font-size="20pt" fo:font-style="normal" fo:font-weight="bold" style:font-size-asian="20pt" style:font-size-complex="20pt"/>
    </style:style>
    <style:style style:name="T2" style:family="text">
      <style:text-properties fo:color="#122b3b" fo:font-size="12pt" fo:font-style="normal" fo:font-weight="bold" style:font-size-asian="12pt" style:font-size-complex="12pt"/>
    </style:style>
    <style:style style:name="T3" style:family="text">
      <style:text-properties fo:color="#122b3b" fo:font-size="9pt" fo:font-style="normal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6.885cm" svg:height="1.038cm" svg:x="3.166cm" svg:y="0.928cm">
          <draw:text-box>
            <text:p text:style-name="P1"><text:span text:style-name="T1">O que é privilégio?</text:span></text:p>
          </draw:text-box>
        </draw:frame>
        <draw:frame draw:style-name="gr2" draw:text-style-name="P3" draw:layer="layout" svg:width="9.583cm" svg:height="2.859cm" svg:x="1.817cm" svg:y="2.441cm">
          <draw:text-box>
            <text:p text:style-name="P1"><text:span text:style-name="T2">Algumas pessoas nascem em famílias que</text:span></text:p>
            <text:p text:style-name="P1"><text:span text:style-name="T2"><text:s/></text:span><text:span text:style-name="T2">tem que andar quilômetros para pegar água.</text:span></text:p>
            <text:p text:style-name="P1"><text:span text:style-name="T3"/></text:p>
            <text:p text:style-name="P1"><text:span text:style-name="T2">Eu só tenho que abrir a torneira.</text:span></text:p>
            <text:p text:style-name="P1"><text:span text:style-name="T3"/></text:p>
            <text:p text:style-name="P1"><text:span text:style-name="T2">Isso é privilégi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6.66cm" style:print-orientation="landscape"/>
    </style:page-layout>
    <style:style style:name="Mdp1" style:family="drawing-page">
      <style:drawing-page-properties draw:background-size="border" draw:fill="solid" draw:fill-color="#f8f8f8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avio Micheletti</meta:initial-creator>
    <meta:creation-date>2015-03-06T09:11:39</meta:creation-date>
    <dc:date>2015-07-22T09:21:46</dc:date>
    <dc:creator>Flavio Micheletti</dc:creator>
    <meta:editing-duration>PT1H13M53S</meta:editing-duration>
    <meta:editing-cycles>13</meta:editing-cycles>
    <meta:generator>LibreOffice/3.5$Linux_X86_64 LibreOffice_project/350m1$Build-2</meta:generator>
    <meta:document-statistic meta:object-count="2"/>
  </office:meta>
</office:document-meta>
</file>